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789" officeooo:paragraph-rsid="00142789"/>
    </style:style>
    <style:style style:name="P2" style:family="paragraph" style:parent-style-name="Standard">
      <style:paragraph-properties fo:text-align="center" style:justify-single-word="false"/>
      <style:text-properties officeooo:rsid="00142789" officeooo:paragraph-rsid="00142789"/>
    </style:style>
    <style:style style:name="P3" style:family="paragraph" style:parent-style-name="Standard">
      <style:paragraph-properties fo:text-align="start" style:justify-single-word="false"/>
      <style:text-properties officeooo:rsid="00142789" officeooo:paragraph-rsid="00142789"/>
    </style:style>
    <style:style style:name="P4" style:family="paragraph" style:parent-style-name="Standard">
      <style:paragraph-properties fo:text-align="center" style:justify-single-word="false"/>
      <style:text-properties fo:font-size="20pt" officeooo:rsid="00142789" officeooo:paragraph-rsid="00142789" style:font-size-asian="20pt" style:font-size-complex="20pt"/>
    </style:style>
    <style:style style:name="P5" style:family="paragraph" style:parent-style-name="Standard">
      <style:text-properties officeooo:rsid="00172184" officeooo:paragraph-rsid="00172184"/>
    </style:style>
    <style:style style:name="P6" style:family="paragraph" style:parent-style-name="Standard">
      <style:text-properties officeooo:paragraph-rsid="00172184"/>
    </style:style>
    <style:style style:name="P7" style:family="paragraph" style:parent-style-name="Standard">
      <style:text-properties officeooo:rsid="00172736" officeooo:paragraph-rsid="00172736"/>
    </style:style>
    <style:style style:name="P8" style:family="paragraph" style:parent-style-name="Standard">
      <style:text-properties fo:font-size="16pt" officeooo:rsid="00172184" officeooo:paragraph-rsid="00172184" style:font-size-asian="16pt" style:font-size-complex="16pt"/>
    </style:style>
    <style:style style:name="P9" style:family="paragraph" style:parent-style-name="Standard">
      <style:text-properties fo:font-size="16pt" officeooo:rsid="001a386c" officeooo:paragraph-rsid="001a386c" style:font-size-asian="16pt" style:font-size-complex="16pt"/>
    </style:style>
    <style:style style:name="P10" style:family="paragraph" style:parent-style-name="Standard">
      <style:text-properties fo:font-size="16pt" officeooo:rsid="002b4f8c" officeooo:paragraph-rsid="002b4f8c" style:font-size-asian="16pt" style:font-size-complex="16pt"/>
    </style:style>
    <style:style style:name="P11" style:family="paragraph" style:parent-style-name="Standard">
      <style:text-properties fo:font-size="16pt" officeooo:rsid="002c6f42" officeooo:paragraph-rsid="002c6f42" style:font-size-asian="16pt" style:font-size-complex="16pt"/>
    </style:style>
    <style:style style:name="P12" style:family="paragraph" style:parent-style-name="Standard">
      <style:text-properties officeooo:rsid="001a386c" officeooo:paragraph-rsid="001a386c"/>
    </style:style>
    <style:style style:name="P13" style:family="paragraph" style:parent-style-name="Standard">
      <style:text-properties officeooo:rsid="001bacf3" officeooo:paragraph-rsid="001bacf3"/>
    </style:style>
    <style:style style:name="P14" style:family="paragraph" style:parent-style-name="Standard">
      <style:text-properties officeooo:rsid="001d4b7c" officeooo:paragraph-rsid="001d4b7c"/>
    </style:style>
    <style:style style:name="P15" style:family="paragraph" style:parent-style-name="Standard">
      <style:text-properties officeooo:rsid="002b4f8c" officeooo:paragraph-rsid="002b4f8c"/>
    </style:style>
    <style:style style:name="P16" style:family="paragraph" style:parent-style-name="Standard">
      <style:text-properties officeooo:rsid="002e3260" officeooo:paragraph-rsid="001d4b7c"/>
    </style:style>
    <style:style style:name="P17" style:family="paragraph" style:parent-style-name="Standard">
      <style:text-properties officeooo:rsid="002e3260" officeooo:paragraph-rsid="002e3260"/>
    </style:style>
    <style:style style:name="P18" style:family="paragraph" style:parent-style-name="Standard">
      <style:text-properties officeooo:rsid="00345324" officeooo:paragraph-rsid="00345324"/>
    </style:style>
    <style:style style:name="P19" style:family="paragraph" style:parent-style-name="Standard">
      <style:text-properties officeooo:rsid="003ca8c2" officeooo:paragraph-rsid="003ca8c2"/>
    </style:style>
    <style:style style:name="P20" style:family="paragraph" style:parent-style-name="Standard">
      <style:text-properties officeooo:rsid="003d1b55" officeooo:paragraph-rsid="002c6f42"/>
    </style:style>
    <style:style style:name="P21" style:family="paragraph" style:parent-style-name="Standard">
      <style:text-properties officeooo:rsid="003ec727" officeooo:paragraph-rsid="003ec727"/>
    </style:style>
    <style:style style:name="T1" style:family="text">
      <style:text-properties officeooo:rsid="0014490a"/>
    </style:style>
    <style:style style:name="T2" style:family="text">
      <style:text-properties officeooo:rsid="00172184"/>
    </style:style>
    <style:style style:name="T3" style:family="text">
      <style:text-properties officeooo:rsid="0017e867"/>
    </style:style>
    <style:style style:name="T4" style:family="text">
      <style:text-properties officeooo:rsid="00188c0e"/>
    </style:style>
    <style:style style:name="T5" style:family="text">
      <style:text-properties officeooo:rsid="001bacf3"/>
    </style:style>
    <style:style style:name="T6" style:family="text">
      <style:text-properties officeooo:rsid="001d4b7c"/>
    </style:style>
    <style:style style:name="T7" style:family="text">
      <style:text-properties officeooo:rsid="0020917c"/>
    </style:style>
    <style:style style:name="T8" style:family="text">
      <style:text-properties officeooo:rsid="0023cbe0"/>
    </style:style>
    <style:style style:name="T9" style:family="text">
      <style:text-properties officeooo:rsid="0027a7bd"/>
    </style:style>
    <style:style style:name="T10" style:family="text">
      <style:text-properties officeooo:rsid="0027e2c4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ff73f" style:font-style-asian="italic" style:font-style-complex="italic"/>
    </style:style>
    <style:style style:name="T13" style:family="text">
      <style:text-properties fo:font-style="italic" officeooo:rsid="0020917c" style:font-style-asian="italic" style:font-style-complex="italic"/>
    </style:style>
    <style:style style:name="T14" style:family="text">
      <style:text-properties fo:font-style="italic" officeooo:rsid="001d4b7c" style:font-style-asian="italic" style:font-style-complex="italic"/>
    </style:style>
    <style:style style:name="T15" style:family="text">
      <style:text-properties fo:font-style="italic" officeooo:rsid="0017e867" style:font-style-asian="italic" style:font-style-complex="italic"/>
    </style:style>
    <style:style style:name="T16" style:family="text">
      <style:text-properties fo:font-style="italic" officeooo:rsid="003a1213" style:font-style-asian="italic" style:font-style-complex="italic"/>
    </style:style>
    <style:style style:name="T17" style:family="text">
      <style:text-properties fo:font-style="italic" officeooo:rsid="004abfc5" style:font-style-asian="italic" style:font-style-complex="italic"/>
    </style:style>
    <style:style style:name="T18" style:family="text">
      <style:text-properties officeooo:rsid="002ff73f"/>
    </style:style>
    <style:style style:name="T19" style:family="text">
      <style:text-properties officeooo:rsid="0035de81"/>
    </style:style>
    <style:style style:name="T20" style:family="text">
      <style:text-properties officeooo:rsid="00397e45"/>
    </style:style>
    <style:style style:name="T21" style:family="text">
      <style:text-properties officeooo:rsid="00419e8a"/>
    </style:style>
    <style:style style:name="T22" style:family="text">
      <style:text-properties officeooo:rsid="004abfc5"/>
    </style:style>
    <style:style style:name="T23" style:family="text">
      <style:text-properties officeooo:rsid="004c30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ssette Mélanie</text:p>
      <text:p text:style-name="P3">Le Dan</text:p>
      <text:p text:style-name="P2"/>
      <text:p text:style-name="P4">Rapport <text:span text:style-name="T1">P</text:span>rojet XML</text:p>
      <text:p text:style-name="P1"/>
      <text:p text:style-name="P1"/>
      <text:p text:style-name="P8">Manuel MakeFile</text:p>
      <text:p text:style-name="P5"/>
      <text:p text:style-name="P5">L’ensemble des commandes sont les suivantes :</text:p>
      <text:p text:style-name="P6"><text:span text:style-name="T2">- make dtd : v</text:span>érifier la validité du document XML à l'aide de la DTD</text:p>
      <text:p text:style-name="P6"><text:span text:style-name="T2">- make xsd : v</text:span>érifier la validité du document XML à l'aide du Schéma</text:p>
      <text:p text:style-name="P6"><text:span text:style-name="T2">- make web : g</text:span>énérer le site WEB dans un répertoire qui doit se nommer <text:span text:style-name="T11">www</text:span></text:p>
      <text:p text:style-name="P6"><text:span text:style-name="T2">- make tidy : v</text:span>érifier la validité des pages XHTML générées</text:p>
      <text:p text:style-name="P6"><text:span text:style-name="T2">- make xq : e</text:span>xécuter la requête Xquery <text:span text:style-name="T23">du fichier</text:span> <text:span text:style-name="T17">xq.txt </text:span><text:span text:style-name="T22">et placer le résultat dans le fichier </text:span><text:span text:style-name="T17">www/xq.html</text:span></text:p>
      <text:p text:style-name="P6"><text:span text:style-name="T2">- make java : e</text:span>xécuter un code Java qui va lire le fichier XML de données et en extraire les noms des unités d'enseignement</text:p>
      <text:p text:style-name="P5">- <text:span text:style-name="T21">make all : faire tout dans cet ordre</text:span></text:p>
      <text:p text:style-name="P5"/>
      <text:p text:style-name="P8">Fichier XML</text:p>
      <text:p text:style-name="P5"/>
      <text:p text:style-name="P5">Le fichier <text:span text:style-name="T15">master.xml</text:span><text:span text:style-name="T3"> </text:span>ne contient qu’un échantillon des informations relatives au master.</text:p>
      <text:p text:style-name="P5"/>
      <text:p text:style-name="P8">Validation du fichier XML</text:p>
      <text:p text:style-name="P5"/>
      <text:p text:style-name="P5">Le fichier XML est valide par rapport à sa DTD et son schéma associés (<text:span text:style-name="T11">master.dtd</text:span> et <text:span text:style-name="T11">master.xsd</text:span>).</text:p>
      <text:p text:style-name="P5"/>
      <text:p text:style-name="P7">Le schéma <text:span text:style-name="T4">est construit en commençant par la déclaration de l’ensemble des élements puis de la création des types.</text:span></text:p>
      <text:p text:style-name="P7"/>
      <text:p text:style-name="P9">Transformation X<text:span text:style-name="T5">S</text:span>LT 2.0</text:p>
      <text:p text:style-name="P12"/>
      <text:p text:style-name="P13">L<text:span text:style-name="T6">es fichiers de transformation XSL sont séparés en 4 fichiers, le principal étant </text:span><text:span text:style-name="T14">master.xsl</text:span><text:span text:style-name="T6">.</text:span></text:p>
      <text:p text:style-name="P14">- <text:span text:style-name="T11">master.xsl</text:span> : importe les autres fichiers, initie la création des 4 pages du site</text:p>
      <text:p text:style-name="P14">- <text:span text:style-name="T11">modeSimple.xsl</text:span> : <text:span text:style-name="T9">initie</text:span> les documents pour chaque intervenants, ue et parcours</text:p>
      <text:p text:style-name="P14">- <text:span text:style-name="T11">modeRef.xsl</text:span> : <text:span text:style-name="T7">contient des templates utilisés par </text:span><text:span text:style-name="T13">master.xsl</text:span><text:span text:style-name="T7"> pour générer une liste</text:span></text:p>
      <text:p text:style-name="P14">- f<text:span text:style-name="T11">iches.xsl</text:span> : contient <text:span text:style-name="T8">le coeur des documents</text:span> <text:span text:style-name="T10">générés</text:span> par <text:span text:style-name="T11">modeSimple.xsl</text:span></text:p>
      <text:p text:style-name="P16"/>
      <text:p text:style-name="P17">Les fichiers générés sont de format xhtml. Ils sont présents dans le répertoire <text:span text:style-name="T11">www</text:span> avec le fichier <text:span text:style-name="T12">master.css</text:span><text:span text:style-name="T18"> associé (ce dernier n’est pas généré par les fichiers XSL)</text:span>.</text:p>
      <text:p text:style-name="P14"/>
      <text:p text:style-name="P10">Requête XQuery</text:p>
      <text:p text:style-name="P15"/>
      <text:p text:style-name="P21">La requête écrite dans xq.txt est renvoyée dans www/xq.html.</text:p>
      <text:p text:style-name="P21"/>
      <text:p text:style-name="P19">Les spécificités du Xpath 2.0 utilisées sont :</text:p>
      <text:p text:style-name="P19">- l’itération sur une expression</text:p>
      <text:p text:style-name="P15"/>
      <text:p text:style-name="P11">Programme Java</text:p>
      <text:p text:style-name="P20"/>
      <text:p text:style-name="P18"><text:soft-page-break/>Le programme Java est constitué d’une seule classe <text:span text:style-name="T11">MasterUE.</text:span><text:span text:style-name="T16">java</text:span> <text:span text:style-name="T20">et utilise l</text:span>es API DOM et JAX<text:span text:style-name="T19">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21:43:44.900898491</meta:creation-date>
    <dc:date>2018-03-07T22:37:23.273360161</dc:date>
    <meta:editing-duration>PT53M10S</meta:editing-duration>
    <meta:editing-cycles>58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316" meta:character-count="1840" meta:non-whitespace-character-count="1554"/>
  </office:meta>
</office:document-meta>
</file>